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gradient" draw:fill-color="#008000" draw:fill-gradient-name="Radial_20_rot_2f_gelb" draw:gradient-step-count="0" draw:fill-hatch-name="Schwarz_20_-45_20_Grad" draw:opacity="75%" draw:fill-image-width="1cm" draw:fill-image-height="1cm" draw:textarea-horizontal-align="center" draw:textarea-vertical-align="middle" draw:shadow-opacity="75%"/>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stroke="none" svg:stroke-color="#000000" draw:fill="none" draw:fill-color="#ffffff" draw:textarea-horizontal-align="left" draw:auto-grow-height="true" draw:auto-grow-width="false" fo:min-height="5.158cm" fo:min-width="54.437cm"/>
    </style:style>
    <style:style style:name="gr4" style:family="graphic" style:parent-style-name="standard">
      <style:graphic-properties draw:fill-color="#94bd5e" draw:fill-image-width="1cm" draw:fill-image-height="1cm" draw:textarea-horizontal-align="center" draw:textarea-vertical-align="middle"/>
    </style:style>
    <style:style style:name="gr5"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47b8b8" draw:secondary-fill-color="#99ccff" draw:fill-gradient-name="Gradient_20_7" draw:gradient-step-count="0" draw:fill-hatch-name="Hatch_20_1" draw:fill-hatch-solid="false" draw:fill-image-name="Bitmape_20_1" draw:opacity="100%" draw:opacity-name="" draw:fill-image-width="1cm" draw:fill-image-height="1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stroke-dash="Dash_20_2" svg:stroke-width="0cm" svg:stroke-color="#000000" draw:fill="solid" draw:fill-color="#47b8b8" draw:fill-gradient-name="Gradient_20_7" draw:fill-hatch-name="Hatch_20_1" draw:fill-image-name="Bitmape_20_1" draw:fill-image-width="1cm" draw:fill-image-height="1cm" draw:shadow="hidden" draw:shadow-offset-x="0.3cm" draw:shadow-offset-y="0.3cm" draw:shadow-color="#808080" dr3d:edge-rounding="10%" dr3d:back-scale="100%" dr3d:depth="3.5cm" dr3d:backface-culling="enabled" dr3d:close-front="true" dr3d:close-back="true" dr3d:normals-kind="object" dr3d:normals-direction="inverse" dr3d:texture-generation-mode-x="parallel" dr3d:texture-generation-mode-y="parallel" dr3d:texture-mode="blend" dr3d:texture-filter="enabled" dr3d:emissive-color="#000000" dr3d:specular-color="#ffffff" dr3d:shininess="16%" dr3d:shadow="hidden"/>
    </style:style>
    <style:style style:name="gr7" style:family="graphic" style:parent-style-name="standard">
      <style:graphic-properties draw:stroke="solid" draw:fill="solid" draw:fill-color="#ff6633" draw:fill-image-width="1cm" draw:fill-image-height="1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7cm" fo:min-width="16.5cm"/>
    </style:style>
    <style:style style:name="gr9" style:family="graphic" style:parent-style-name="standard">
      <style:graphic-properties draw:stroke="none" draw:fill="solid" draw:fill-color="#000000" draw:textarea-horizontal-align="center" draw:textarea-vertical-align="middle"/>
    </style:style>
    <style:style style:name="gr10" style:family="graphic" style:parent-style-name="standard">
      <style:graphic-properties draw:stroke="none" draw:fill="none" draw:fill-color="#ffffff" fo:min-height="4.767cm"/>
    </style:style>
    <style:style style:name="gr11" style:family="graphic" style:parent-style-name="standard">
      <style:graphic-properties draw:stroke="none" draw:stroke-dash="Dash_20_2" svg:stroke-width="0cm" svg:stroke-color="#000000" draw:fill="solid" draw:fill-color="#47b8b8" draw:fill-gradient-name="Gradient_20_7" draw:fill-hatch-name="Hatch_20_1" draw:fill-image-name="Bitmape_20_1" draw:fill-image-width="1cm" draw:fill-image-height="1cm" draw:shadow="hidden" draw:shadow-offset-x="0.3cm" draw:shadow-offset-y="0.3cm" draw:shadow-color="#808080" dr3d:edge-rounding="10%" dr3d:back-scale="100%" dr3d:depth="1.503cm" dr3d:backface-culling="enabled" dr3d:close-front="true" dr3d:close-back="true" dr3d:normals-kind="object" dr3d:normals-direction="inverse" dr3d:texture-generation-mode-x="parallel" dr3d:texture-generation-mode-y="parallel" dr3d:texture-mode="blend" dr3d:texture-filter="enabled" dr3d:emissive-color="#000000" dr3d:specular-color="#ffffff" dr3d:shininess="16%" dr3d:shadow="hidden"/>
    </style:style>
    <style:style style:name="gr12" style:family="graphic" style:parent-style-name="standard">
      <style:graphic-properties draw:stroke="none" svg:stroke-color="#000000" draw:fill="none" draw:fill-color="#ffffff" draw:textarea-horizontal-align="left" draw:auto-grow-height="true" draw:auto-grow-width="false" fo:min-height="8.5cm" fo:min-width="30.481cm"/>
    </style:style>
    <style:style style:name="gr13" style:family="graphic" style:parent-style-name="standard">
      <style:graphic-properties draw:stroke="none" draw:fill="none" draw:fill-color="#ffffff" fo:min-height="6.673cm"/>
    </style:style>
    <style:style style:name="gr14" style:family="graphic" style:parent-style-name="standard">
      <style:graphic-properties draw:stroke="none" draw:fill="none" draw:fill-color="#ffffff" fo:min-height="8.579cm"/>
    </style:style>
    <style:style style:name="P1" style:family="paragraph">
      <style:paragraph-properties fo:text-align="center"/>
    </style:style>
    <style:style style:name="P2" style:family="paragraph">
      <style:paragraph-properties fo:margin-left="0cm" fo:margin-right="0cm" text:enable-numbering="false" fo:text-indent="0cm"/>
    </style:style>
    <style:style style:name="P3" style:family="paragraph">
      <style:text-properties fo:font-family="Arial, Helvetica" fo:font-size="54pt" fo:font-weight="normal"/>
    </style:style>
    <style:style style:name="P4" style:family="paragraph">
      <style:paragraph-properties fo:margin-left="0cm" fo:margin-right="0cm" fo:text-align="center" text:enable-numbering="false" fo:text-indent="0cm"/>
    </style:style>
    <style:style style:name="P5" style:family="paragraph">
      <style:paragraph-properties fo:text-align="center"/>
      <style:text-properties fo:font-size="26pt" style:text-underline-style="none"/>
    </style:style>
    <style:style style:name="T1" style:family="text">
      <style:text-properties fo:font-family="Arial, Helvetica" fo:font-size="54pt" fo:font-weight="normal"/>
    </style:style>
    <style:style style:name="T2" style:family="text">
      <style:text-properties fo:font-size="26pt" style:text-underline-style="none"/>
    </style:style>
    <style:style style:name="T3" style:family="text">
      <style:text-properties style:text-underline-style="solid" style:text-underline-width="auto" style:text-underline-color="font-color"/>
    </style:style>
    <style:style style:name="T4" style:family="text">
      <style:text-properties fo:font-style="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Logo" draw:style-name="dp1" draw:master-page-name="Standard">
        <office:forms form:automatic-focus="false" form:apply-design-mode="false"/>
        <draw:rect draw:style-name="gr1" draw:text-style-name="P1" draw:layer="layout" svg:width="19.795cm" svg:height="28.55cm" svg:x="0.551cm" svg:y="0.635cm">
          <text:p/>
        </draw:rect>
        <draw:frame draw:style-name="gr2" draw:text-style-name="P3" draw:layer="layout" svg:width="14.065cm" svg:height="2.126cm" svg:x="3.486cm" svg:y="1.635cm">
          <draw:text-box>
            <text:p text:style-name="P2"><text:span text:style-name="T1">'Logo' Workshop</text:span></text:p>
          </draw:text-box>
        </draw:frame>
        <draw:frame draw:style-name="gr3" draw:text-style-name="P5" draw:layer="layout" svg:width="16cm" svg:height="5.158cm" svg:x="2.55cm" svg:y="21.977cm">
          <draw:text-box>
            <text:p text:style-name="P4"><text:span text:style-name="T2">On the following pages you will see how this logo was created in five easy steps.</text:span></text:p>
          </draw:text-box>
        </draw:frame>
        <draw:g>
          <draw:ellipse draw:style-name="gr4" draw:text-style-name="P1" draw:layer="layout" svg:width="18.489cm" svg:height="13.684cm" svg:x="1.151cm" svg:y="5.909cm">
            <text:p/>
          </draw:ellipse>
          <dr3d:scene draw:style-name="gr5" svg:width="12.986cm" svg:height="19.567cm" svg:x="3.91cm" svg:y="2.587cm" dr3d:transform="matrix (0.842937573426555 -0.108120662811221 0.527035264075389 -0.000104652852842228 0.979565755378373 0.201124140614143 -0.538011371955587 -0.169590250790721 0.825701465714582 -0.0000986364956127574cm 0.000416174786988085cm -0.00138072077876221cm)" dr3d:vrp="(0 0 6952.28571428571)" dr3d:projection="perspective" dr3d:distance="1.8cm" dr3d:focal-length="3cm" dr3d:shadow-slant="0" dr3d:shade-mode="gouraud" dr3d:ambient-color="#000000" dr3d:lighting-mode="false">
            <dr3d:light dr3d:diffuse-color="#ffffff" dr3d:direction="(0.65184942396986 0.503990911146882 0.56664405931016)" dr3d:enabled="true" dr3d:specular="true"/>
            <dr3d:light dr3d:diffuse-color="#c0c0c0" dr3d:direction="(-0.840313947408894 -0.422618261740625 0.339508872687322)" dr3d:enabled="true" dr3d:specular="false"/>
            <dr3d:light dr3d:diffuse-color="#ffffff" dr3d:direction="(-0.664143008286955 -0.743144825477288 -0.081546507649832)"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extrude draw:style-name="gr6" draw:layer="layout" dr3d:transform="matrix (1 0 0 0 1 0 0 0 1 0cm 0cm -1.75cm)" svg:viewBox="-3005 -4628 6011 9256" svg:d="m2132 4234 21-138 24-162 30-187 38-218 30-288 23-256 17-225 10-194 4-167-5-63-9-63-10-64-4-64-56-27-480 27-85 29-133 335-127 293-122 250-121 205-118 159-214 200-232 158-250 114-266 69-280 23-261-16-239-48-215-76-192-102-165-125-150-145-112-163-77-178-43-189-14-200 22-227 69-217 123-207 182-196 140-140 196-139 249-137 301-131 350-125 400-118 176-57 190-69 203-81 217-90 231-98 223-104 199-112 178-119 160-125 143-133 179-211 156-208 129-203 101-196 46-173 39-183 29-195 19-209 7-228-11-267-30-263-51-258-71-255-91-255-74-164-96-157-116-151-137-149-117-110-141-119-167-124-196-127-233-137-229-116-225-96-216-74-210-33-226-31-241-25-259-17-277-7-208 7-216 19-229 29-244 39-260 47-819 254-170 43-130 42-94 42-58 42-21 11-18 29-13 44-4 58v56 65 125 186 248 308 200 174 142 105 281h649l125-280 105-232 85-182 64-130 45-78 94-179 113-156 129-130 144-101 131-116 143-98 153-82 165-70 174-53 186-34 195-19 207-6 195 11 203 31 209 53 212 73 204 80 190 111 169 143 142 175 115 175 89 185 57 195 21 206-21 203-59 201-97 194-134 187-169 175-125 90-177 100-231 110-284 123-340 135-395 148-401 141-354 140-311 139-268 136-228 133-188 129-193 146-173 166-152 186-132 207-112 226-105 235-80 229-55 224-32 222-10 219 21 358 64 339 109 320 153 301 198 282 245 263 235 203 268 171 301 139 333 109 363 77 393 47 422 15 146-6 169-17 194-25 223-30 255-34 162-37 185-45 208-55 232-66 258-79z"/>
          </dr3d:scene>
          <draw:g>
            <draw:polygon draw:style-name="gr7" draw:text-style-name="P1" draw:layer="layout" svg:width="1.185cm" svg:height="1.213cm" svg:x="2.285cm" svg:y="12.142cm" svg:viewBox="0 0 1186 1214" draw:points="0,815 273,800 276,851 282,891 294,925 317,949 352,976 405,995 469,1007 548,1013 612,1008 667,1002 713,986 755,970 778,946 799,921 810,896 817,867 810,843 801,818 785,797 766,779 735,762 692,742 636,720 565,694 487,664 422,637 370,614 326,595 288,573 256,547 228,520 209,493 188,457 173,422 167,383 165,344 171,272 196,208 235,149 292,99 362,54 450,24 546,4 663,0 774,4 876,24 965,53 1040,94 1097,148 1145,209 1174,279 1185,354 913,364 901,323 887,289 863,259 837,236 802,216 762,201 711,191 657,190 601,191 550,198 514,209 486,225 465,243 450,265 439,289 436,315 439,339 447,358 460,380 482,398 512,417 554,439 612,462 689,488 799,531 886,570 950,603 997,634 1035,675 1067,724 1086,779 1093,836 1083,912 1056,981 1011,1046 948,1104 866,1151 772,1184 666,1208 546,1213 455,1211 376,1200 301,1183 234,1163 171,1134 121,1102 83,1064 51,1020 25,975 7,925 0,869">
              <text:p/>
            </draw:polygon>
            <draw:path draw:style-name="gr7" draw:text-style-name="P1" draw:layer="layout" svg:width="0.935cm" svg:height="0.892cm" svg:x="4.077cm" svg:y="12.463cm" svg:viewBox="0 0 936 893" svg:d="m627 474-15 3-13 2-18 1-16 2-96 13-80 14-54 17-39 20-20 15-14 18-4 21-3 25v17l6 18 11 18 15 15 19 10 20 10 24 5 29 1 29-1 27-5 28-10 30-10 21-12 21-16 17-16 21-21 8-23 14-29 11-35 10-37zm-235-246-268-18 21-54 42-45 40-44 55-35 55-28 71-18 77-14 91-2 90 2 74 14 64 20 53 29 42 36 28 39 15 41 4 45-1 20v22l-2 20-1 22-7 32-10 47-19 67-17 82-20 70-11 60-8 49v36 28l1 31 7 30 11 32h-259l-10-24-11-23-2-25v-24l-32 28-31 22-38 18-35 17-40 14-40 10-39 4-35 1-60-4-57-12-47-21-42-30-39-37-22-43-16-49-3-53 3-54 17-53 29-45 39-41 49-32 75-24 84-20 109-12 88-8 72-8 58-7 42-9 3-24 5-22 4-18 2-16-3-19-7-13-8-13-17-13-20-13-22-7-25-7-29-1-34 1-30 7-27 7-20 13-21 13-14 16-16 18-5 19z">
              <text:p/>
            </draw:path>
            <draw:polygon draw:style-name="gr7" draw:text-style-name="P1" draw:layer="layout" svg:width="1.612cm" svg:height="0.874cm" svg:x="5.667cm" svg:y="12.463cm" svg:viewBox="0 0 1613 875" draw:points="213,19 469,19 444,125 515,68 596,30 674,6 757,0 806,1 856,8 898,21 934,37 959,61 980,87 994,118 1007,151 1034,119 1071,91 1111,65 1157,43 1206,24 1256,9 1309,1 1365,0 1416,2 1466,15 1508,32 1547,58 1574,87 1597,119 1606,157 1612,199 1609,226 1603,263 1596,302 1586,353 1450,874 1186,874 1311,353 1320,310 1331,278 1335,256 1340,243 1338,225 1334,211 1322,196 1316,183 1301,176 1281,167 1258,164 1238,164 1188,168 1142,186 1096,215 1057,256 1026,295 1001,346 975,409 957,488 861,874 592,874 720,357 728,316 734,284 738,260 739,243 738,225 734,211 727,196 714,186 700,179 679,168 661,165 640,164 615,165 596,168 572,179 549,186 525,199 505,214 482,229 464,250 447,272 430,295 418,322 408,353 395,371 386,399 376,437 363,482 267,874 0,874">
              <text:p/>
            </draw:polygon>
            <draw:path draw:style-name="gr7" draw:text-style-name="P1" draw:layer="layout" svg:width="1.178cm" svg:height="1.2cm" svg:x="7.846cm" svg:y="12.463cm" svg:viewBox="0 0 1179 1201" svg:d="m452 509 1 48 13 42 14 37 25 28 30 25 31 17 35 11 40 2 34-2 32-7 31-15 33-17 28-24 27-31 26-40 20-45 17-45 13-46 11-44 3-41-3-46-13-38-18-33-21-27-32-24-32-16-33-11-36-3-41 1-40 11-32 14-32 21-32 28-23 32-23 39-21 43-14 44-14 37-4 39v36zm-163-490h255l-17 90 38-29 36-21 40-22 38-10 33-12 41-9 39-5 37-1 73 4 71 19 55 28 55 42 40 53 31 62 18 74 6 88-11 109-30 101-54 94-68 85-74 59-84 41-89 26-92 7-93-7-81-26-68-45-55-58-110 444h-269z">
              <text:p/>
            </draw:path>
            <draw:polygon draw:style-name="gr7" draw:text-style-name="P1" draw:layer="layout" svg:width="0.557cm" svg:height="1.175cm" svg:x="9.649cm" svg:y="12.162cm" svg:viewBox="0 0 558 1176" draw:points="0,1175 290,0 557,0 267,1175">
              <text:p/>
            </draw:polygon>
            <draw:path draw:style-name="gr7" draw:text-style-name="P1" draw:layer="layout" svg:width="0.954cm" svg:height="0.892cm" svg:x="10.755cm" svg:y="12.463cm" svg:viewBox="0 0 955 893" svg:d="m706 377v-6-7-5-3l-4-45-7-39-17-33-17-28-30-21-31-14-36-11-38-1-41 3-37 11-37 16-34 24-30 31-27 36-16 45-16 47zm649 143h-675v5 7 4 2l1 41 13 40 14 32 26 27 31 21 33 18 35 10 39 2 61-7 57-23 53-36 39-52 244 38-45 57-41 50-53 40-53 34-61 27-63 20-70 11-71 4-99-5-83-21-77-35-67-45-57-61-36-67-27-78-5-85 5-83 20-81 35-75 54-73 82-80 105-56 117-38 139-9 82 4 80 20 65 30 64 43 45 54 32 63 22 71 7 85-1 39-5 39-4 36-7 36z">
              <text:p/>
            </draw:path>
            <draw:polygon draw:style-name="gr7" draw:text-style-name="P1" draw:layer="layout" svg:width="1.484cm" svg:height="0.855cm" svg:x="12.387cm" svg:y="12.482cm" svg:viewBox="0 0 1485 856" draw:points="986,855 733,855 684,311 375,855 124,855 0,0 241,0 311,575 622,0 865,0 906,575 1212,0 1484,0">
              <text:p/>
            </draw:polygon>
            <draw:path draw:style-name="gr7" draw:text-style-name="P1" draw:layer="layout" svg:width="0.936cm" svg:height="0.892cm" svg:x="14.38cm" svg:y="12.463cm" svg:viewBox="0 0 937 893" svg:d="m623 474-11 3-17 2-14 1-19 2-96 13-77 14-57 17-36 20-24 15-10 18-4 21-4 25v17l7 18 8 18 20 15 14 10 23 10 24 5 29 1 26-1 27-5 28-10 31-10 24-12 18-16 19-16 21-21 8-23 11-29 14-35 10-37zm-235-246-273-18 26-54 38-45 42-44 54-35 58-28 69-18 75-14 92-2 89 2 75 14 64 20 53 29 41 36 29 39 18 41 5 45-2 20v22l-2 20-1 22-7 32-14 47-14 67-21 82-17 70-13 60-6 49v36 28l1 31 5 30 13 32h-263l-9-24-7-23-3-25v-24l-32 28-32 22-35 18-39 17-42 14-36 10-39 4-35 1-61-4-56-12-50-21-41-30-34-37-28-43-13-49-3-53 3-54 14-53 29-45 40-41 51-32 72-24 87-20 106-12 89-8 71-8 57-7 43-9 6-24 7-22 2-18 2-16-3-19-7-13-11-13-14-13-22-13-20-7-25-7-29-1-33 1-31 7-27 7-23 13-17 13-18 16-13 18-5 19z">
              <text:p/>
            </draw:path>
            <draw:polygon draw:style-name="gr7" draw:text-style-name="P1" draw:layer="layout" svg:width="0.858cm" svg:height="0.874cm" svg:x="15.963cm" svg:y="12.463cm" svg:viewBox="0 0 859 875" draw:points="207,19 464,19 426,181 496,101 571,45 652,9 732,0 763,1 794,6 823,15 858,27 752,214 730,210 714,207 691,205 670,205 635,207 600,214 564,228 529,250 493,274 462,300 434,332 412,370 393,412 370,466 351,532 334,608 266,874 0,874">
              <text:p/>
            </draw:polygon>
            <draw:path draw:style-name="gr7" draw:text-style-name="P1" draw:layer="layout" svg:width="0.955cm" svg:height="0.892cm" svg:x="17.299cm" svg:y="12.463cm" svg:viewBox="0 0 956 893" svg:d="m706 377v-6-7-5-3l-4-45-7-39-18-33-16-28-29-21-31-14-39-11-36-1-40 3-41 11-34 16-34 24-30 31-26 36-18 45-14 47zm645 143h-672v5 7 4 2l1 41 12 40 16 32 26 27 30 21 33 18 36 10 39 2 61-7 57-23 49-36 43-52 239 38-40 57-44 50-50 40-56 34-60 27-64 20-70 11-69 4-98-5-86-21-75-35-66-45-57-61-37-67-26-78-6-85 6-83 20-81 35-75 53-73 81-80 103-56 119-38 141-9 82 4 80 20 65 30 63 43 45 54 32 63 23 71 7 85-1 39-5 39-4 36-11 36z">
              <text:p/>
            </draw:path>
          </draw:g>
        </draw:g>
      </draw:page>
      <draw:page draw:name="Step 1" draw:style-name="dp1" draw:master-page-name="Standard">
        <draw:frame draw:style-name="gr8" draw:layer="layout" svg:width="16.5cm" svg:height="7cm" svg:x="2.05cm" svg:y="18.135cm">
          <draw:text-box>
            <text:p text:style-name="P2"><text:span text:style-name="T3">Step 1:</text:span></text:p>
            <text:p text:style-name="P2">Create a text field which contains a single capital letter. Format <text:s/>it with the font of your choice and set the font size to approx. 400 pt.</text:p>
          </draw:text-box>
        </draw:frame>
        <draw:polygon draw:style-name="gr9" draw:text-style-name="P1" draw:layer="layout" svg:width="6.011cm" svg:height="9.256cm" svg:x="7.753cm" svg:y="4.057cm" svg:viewBox="0 0 6012 9257" draw:points="5137,394 5158,532 5182,694 5212,881 5250,1099 5280,1387 5303,1643 5320,1868 5330,2062 5334,2229 5329,2292 5320,2355 5310,2419 5306,2483 5250,2510 4770,2483 4685,2454 4552,2119 4425,1826 4303,1576 4182,1371 4064,1212 3850,1012 3618,854 3368,740 3102,671 2822,648 2561,664 2322,712 2107,788 1915,890 1750,1015 1600,1160 1488,1323 1411,1501 1368,1690 1354,1890 1376,2117 1445,2334 1568,2541 1750,2737 1890,2877 2086,3016 2335,3153 2636,3284 2986,3409 3386,3527 3562,3584 3752,3653 3955,3734 4172,3824 4403,3922 4626,4026 4825,4138 5003,4257 5163,4382 5306,4515 5485,4726 5641,4934 5770,5137 5871,5333 5917,5506 5956,5689 5985,5884 6004,6093 6011,6321 6000,6588 5970,6851 5919,7109 5848,7364 5757,7619 5683,7783 5587,7940 5471,8091 5334,8240 5217,8350 5076,8469 4909,8593 4713,8720 4480,8857 4251,8973 4026,9069 3810,9143 3600,9176 3374,9207 3133,9232 2874,9249 2597,9256 2389,9249 2173,9230 1944,9201 1700,9162 1440,9115 621,8861 451,8818 321,8776 227,8734 169,8692 148,8681 130,8652 117,8608 113,8550 113,8494 113,8429 113,8304 113,8118 113,7870 113,7562 113,7362 113,7188 113,7046 113,6941 113,6660 762,6660 887,6940 992,7172 1077,7354 1141,7484 1186,7562 1280,7741 1393,7897 1522,8027 1666,8128 1797,8244 1940,8342 2093,8424 2258,8494 2432,8547 2618,8581 2813,8600 3020,8606 3215,8595 3418,8564 3627,8511 3839,8438 4043,8358 4233,8247 4402,8104 4544,7929 4659,7754 4748,7569 4805,7374 4826,7168 4805,6965 4746,6764 4649,6570 4515,6383 4346,6208 4221,6118 4044,6018 3813,5908 3529,5785 3189,5650 2794,5502 2393,5361 2039,5221 1728,5082 1460,4946 1232,4813 1044,4684 851,4538 678,4372 526,4186 394,3979 282,3753 177,3518 97,3289 42,3065 10,2843 0,2624 21,2266 85,1927 194,1607 347,1306 545,1024 790,761 1025,558 1293,387 1594,248 1927,139 2290,62 2683,15 3105,0 3251,6 3420,23 3614,48 3837,78 4092,112 4254,149 4439,194 4647,249 4879,315">
          <text:p/>
        </draw:polygon>
      </draw:page>
      <draw:page draw:name="Step 2" draw:style-name="dp1" draw:master-page-name="Standard">
        <draw:frame draw:style-name="gr10" draw:layer="layout" svg:width="16.5cm" svg:height="7.625cm" svg:x="2.05cm" svg:y="18.135cm">
          <draw:text-box>
            <text:p text:style-name="P2"><text:span text:style-name="T3">Step 2:</text:span></text:p>
            <text:p text:style-name="P2">Select the letter and click <text:span text:style-name="T4">Modify</text:span> in the menu bar, then select <text:span text:style-name="T4">Convert</text:span> and finally <text:span text:style-name="T4">Convert to 3D</text:span>.</text:p>
            <text:p text:style-name="P2">You can change the color of the object by selecting <text:span text:style-name="T4">Format</text:span> in the menu and then <text:span text:style-name="T4">Area</text:span>. It is of course also possible to assign the object a color gradient or bitmap graphics.</text:p>
          </draw:text-box>
        </draw:frame>
        <dr3d:scene draw:style-name="gr5" svg:width="6.064cm" svg:height="9.255cm" svg:x="7.728cm" svg:y="4.062cm" dr3d:transform="matrix (1 0 0 0 0.939692620785931 0.342020143325607 0 -0.342020143325607 0.939692620785931 0cm 0cm 0cm)" dr3d:vrp="(0 0 17926.2857142857)" dr3d:projection="perspective" dr3d:distance="0.752cm" dr3d:focal-length="10cm" dr3d:shadow-slant="0" dr3d:shade-mode="gouraud" dr3d:ambient-color="#666666" dr3d:lighting-mode="false">
          <dr3d:light dr3d:diffuse-color="#cccccc" dr3d:direction="(0.577350269189626 0.577350269189626 0.57735026918962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dr3d:transform="matrix (1 0 0 0 1 0 0 0 1 0cm 0cm -0.7515cm)" svg:viewBox="-3005 -4628 6011 9256" svg:d="m2132 4234 21-138 24-162 30-187 38-218 30-288 23-256 17-225 10-194 4-167-5-63-9-63-10-64-4-64-56-27-480 27-85 29-133 335-127 293-122 250-121 205-118 159-214 200-232 158-250 114-266 69-280 23-261-16-239-48-215-76-192-102-165-125-150-145-112-163-77-178-43-189-14-200 22-227 69-217 123-207 182-196 140-140 196-139 249-137 301-131 350-125 400-118 176-57 190-69 203-81 217-90 231-98 223-104 199-112 178-119 160-125 143-133 179-211 156-208 129-203 101-196 46-173 39-183 29-195 19-209 7-228-11-267-30-263-51-258-71-255-91-255-74-164-96-157-116-151-137-149-117-110-141-119-167-124-196-127-233-137-229-116-225-96-216-74-210-33-226-31-241-25-259-17-277-7-208 7-216 19-229 29-244 39-260 47-819 254-170 43-130 42-94 42-58 42-21 11-18 29-13 44-4 58v56 65 125 186 248 308 200 174 142 105 281h649l125-280 105-232 85-182 64-130 45-78 94-179 113-156 129-130 144-101 131-116 143-98 153-82 165-70 174-53 186-34 195-19 207-6 195 11 203 31 209 53 212 73 204 80 190 111 169 143 142 175 115 175 89 185 57 195 21 206-21 203-59 201-97 194-134 187-169 175-125 90-177 100-231 110-284 123-340 135-395 148-401 141-354 140-311 139-268 136-228 133-188 129-193 146-173 166-152 186-132 207-112 226-105 235-80 229-55 224-32 222-10 219 21 358 64 339 109 320 153 301 198 282 245 263 235 203 268 171 301 139 333 109 363 77 393 47 422 15 146-6 169-17 194-25 223-30 255-34 162-37 185-45 208-55 232-66 258-79z"/>
        </dr3d:scene>
      </draw:page>
      <draw:page draw:name="Step 3" draw:style-name="dp1" draw:master-page-name="Standard">
        <draw:frame draw:style-name="gr12" draw:layer="layout" svg:width="16.5cm" svg:height="8.578cm" svg:x="2.05cm" svg:y="18.135cm">
          <draw:text-box>
            <text:p text:style-name="P2"><text:span text:style-name="T3">Step 3:</text:span></text:p>
            <text:p text:style-name="P2">The 3-D object can be modified in several different ways. Mark the object and click in the menu bar <text:span text:style-name="T4">Format</text:span> and then <text:span text:style-name="T4">3-D Effects</text:span>. There you can, for example, set the depth of the object, focal length, distance from the camera. Furthermore, you can optionally define the illumination and texture model of the object selected.</text:p>
          </draw:text-box>
        </draw:frame>
        <dr3d:scene draw:style-name="gr5" svg:width="8.538cm" svg:height="12.865cm" svg:x="6.119cm" svg:y="1.975cm" dr3d:transform="matrix (0.842937573426555 -0.108120662811221 0.527035264075389 -0.000104652852842228 0.979565755378373 0.201124140614143 -0.538011371955587 -0.169590250790721 0.825701465714582 -0.0000986364956127574cm 0.000416174786988085cm -0.00138072077876221cm)" dr3d:vrp="(0 0 6952.28571428571)" dr3d:projection="perspective" dr3d:distance="1.8cm" dr3d:focal-length="3cm" dr3d:shadow-slant="0" dr3d:shade-mode="gouraud" dr3d:ambient-color="#000000" dr3d:lighting-mode="false">
          <dr3d:light dr3d:diffuse-color="#ffffff" dr3d:direction="(0.65184942396986 0.503990911146882 0.56664405931016)" dr3d:enabled="true" dr3d:specular="true"/>
          <dr3d:light dr3d:diffuse-color="#c0c0c0" dr3d:direction="(-0.840313947408894 -0.422618261740625 0.339508872687322)" dr3d:enabled="true" dr3d:specular="false"/>
          <dr3d:light dr3d:diffuse-color="#ffffff" dr3d:direction="(-0.664143008286955 -0.743144825477288 -0.081546507649832)"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extrude draw:style-name="gr6" draw:layer="layout" dr3d:transform="matrix (1 0 0 0 1 0 0 0 1 0cm 0cm -1.75cm)" svg:viewBox="-3005 -4628 6011 9256" svg:d="m2132 4234 21-138 24-162 30-187 38-218 30-288 23-256 17-225 10-194 4-167-5-63-9-63-10-64-4-64-56-27-480 27-85 29-133 335-127 293-122 250-121 205-118 159-214 200-232 158-250 114-266 69-280 23-261-16-239-48-215-76-192-102-165-125-150-145-112-163-77-178-43-189-14-200 22-227 69-217 123-207 182-196 140-140 196-139 249-137 301-131 350-125 400-118 176-57 190-69 203-81 217-90 231-98 223-104 199-112 178-119 160-125 143-133 179-211 156-208 129-203 101-196 46-173 39-183 29-195 19-209 7-228-11-267-30-263-51-258-71-255-91-255-74-164-96-157-116-151-137-149-117-110-141-119-167-124-196-127-233-137-229-116-225-96-216-74-210-33-226-31-241-25-259-17-277-7-208 7-216 19-229 29-244 39-260 47-819 254-170 43-130 42-94 42-58 42-21 11-18 29-13 44-4 58v56 65 125 186 248 308 200 174 142 105 281h649l125-280 105-232 85-182 64-130 45-78 94-179 113-156 129-130 144-101 131-116 143-98 153-82 165-70 174-53 186-34 195-19 207-6 195 11 203 31 209 53 212 73 204 80 190 111 169 143 142 175 115 175 89 185 57 195 21 206-21 203-59 201-97 194-134 187-169 175-125 90-177 100-231 110-284 123-340 135-395 148-401 141-354 140-311 139-268 136-228 133-188 129-193 146-173 166-152 186-132 207-112 226-105 235-80 229-55 224-32 222-10 219 21 358 64 339 109 320 153 301 198 282 245 263 235 203 268 171 301 139 333 109 363 77 393 47 422 15 146-6 169-17 194-25 223-30 255-34 162-37 185-45 208-55 232-66 258-79z"/>
        </dr3d:scene>
      </draw:page>
      <draw:page draw:name="Step 4" draw:style-name="dp1" draw:master-page-name="Standard">
        <draw:frame draw:style-name="gr13" draw:layer="layout" svg:width="16.5cm" svg:height="9.531cm" svg:x="2.05cm" svg:y="18.136cm">
          <draw:text-box>
            <text:p text:style-name="P2"><text:span text:style-name="T3">Step 4:</text:span></text:p>
            <text:p text:style-name="P2">Now you may want to add writing to the logo. Insert a text field containing the name of the company and format it as you wish. If the text is to have a frame, you have to change it into a polygon. This is done by clicking in the menu bar <text:span text:style-name="T4">Modify</text:span> then <text:span text:style-name="T4">Convert</text:span> and finally <text:span text:style-name="T4">Convert to polygon</text:span>.</text:p>
            <text:p text:style-name="P2">The surface of the newly created object can also be changed.</text:p>
          </draw:text-box>
        </draw:frame>
        <dr3d:scene draw:style-name="gr5" svg:width="8.538cm" svg:height="12.865cm" svg:x="6.119cm" svg:y="1.976cm" dr3d:transform="matrix (0.842937573426555 -0.108120662811221 0.527035264075389 -0.000104652852842228 0.979565755378373 0.201124140614143 -0.538011371955587 -0.169590250790721 0.825701465714582 -0.0000986364956127574cm 0.000416174786988085cm -0.00138072077876221cm)" dr3d:vrp="(0 0 6952.28571428571)" dr3d:projection="perspective" dr3d:distance="1.8cm" dr3d:focal-length="3cm" dr3d:shadow-slant="0" dr3d:shade-mode="gouraud" dr3d:ambient-color="#000000" dr3d:lighting-mode="false">
          <dr3d:light dr3d:diffuse-color="#ffffff" dr3d:direction="(0.65184942396986 0.503990911146882 0.56664405931016)" dr3d:enabled="true" dr3d:specular="true"/>
          <dr3d:light dr3d:diffuse-color="#c0c0c0" dr3d:direction="(-0.840313947408894 -0.422618261740625 0.339508872687322)" dr3d:enabled="true" dr3d:specular="false"/>
          <dr3d:light dr3d:diffuse-color="#ffffff" dr3d:direction="(-0.664143008286955 -0.743144825477288 -0.081546507649832)"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extrude draw:style-name="gr6" draw:layer="layout" dr3d:transform="matrix (1 0 0 0 1 0 0 0 1 0cm 0cm -1.75cm)" svg:viewBox="-3005 -4628 6011 9256" svg:d="m2132 4234 21-138 24-162 30-187 38-218 30-288 23-256 17-225 10-194 4-167-5-63-9-63-10-64-4-64-56-27-480 27-85 29-133 335-127 293-122 250-121 205-118 159-214 200-232 158-250 114-266 69-280 23-261-16-239-48-215-76-192-102-165-125-150-145-112-163-77-178-43-189-14-200 22-227 69-217 123-207 182-196 140-140 196-139 249-137 301-131 350-125 400-118 176-57 190-69 203-81 217-90 231-98 223-104 199-112 178-119 160-125 143-133 179-211 156-208 129-203 101-196 46-173 39-183 29-195 19-209 7-228-11-267-30-263-51-258-71-255-91-255-74-164-96-157-116-151-137-149-117-110-141-119-167-124-196-127-233-137-229-116-225-96-216-74-210-33-226-31-241-25-259-17-277-7-208 7-216 19-229 29-244 39-260 47-819 254-170 43-130 42-94 42-58 42-21 11-18 29-13 44-4 58v56 65 125 186 248 308 200 174 142 105 281h649l125-280 105-232 85-182 64-130 45-78 94-179 113-156 129-130 144-101 131-116 143-98 153-82 165-70 174-53 186-34 195-19 207-6 195 11 203 31 209 53 212 73 204 80 190 111 169 143 142 175 115 175 89 185 57 195 21 206-21 203-59 201-97 194-134 187-169 175-125 90-177 100-231 110-284 123-340 135-395 148-401 141-354 140-311 139-268 136-228 133-188 129-193 146-173 166-152 186-132 207-112 226-105 235-80 229-55 224-32 222-10 219 21 358 64 339 109 320 153 301 198 282 245 263 235 203 268 171 301 139 333 109 363 77 393 47 422 15 146-6 169-17 194-25 223-30 255-34 162-37 185-45 208-55 232-66 258-79z"/>
        </dr3d:scene>
        <draw:g>
          <draw:polygon draw:style-name="gr7" draw:text-style-name="P1" draw:layer="layout" svg:width="0.78cm" svg:height="0.798cm" svg:x="5.05cm" svg:y="8.258cm" svg:viewBox="0 0 781 799" draw:points="0,536 180,526 182,560 186,586 194,608 209,624 232,642 267,654 309,662 361,666 403,663 439,659 469,649 497,638 512,622 526,606 533,589 538,570 533,554 527,538 517,524 504,512 484,501 456,488 419,474 372,456 321,437 278,419 244,404 215,391 190,377 169,360 151,342 138,324 124,301 114,278 110,252 109,226 113,179 130,137 155,98 193,65 239,36 296,16 359,3 436,0 510,3 576,16 635,35 685,62 722,97 753,138 772,183 780,233 601,239 593,213 584,190 568,171 551,155 528,142 501,132 468,126 433,125 396,126 362,130 338,138 320,148 306,160 296,174 289,190 287,207 289,223 294,236 303,250 317,262 337,274 365,289 403,304 454,321 526,349 583,375 625,397 656,417 681,444 702,476 715,512 719,550 713,600 695,645 665,688 624,726 570,757 508,779 438,794 359,798 300,796 248,789 198,778 154,765 113,746 80,725 55,700 34,671 17,641 5,608 0,572">
            <text:p/>
          </draw:polygon>
          <draw:path draw:style-name="gr7" draw:text-style-name="P1" draw:layer="layout" svg:width="0.615cm" svg:height="0.587cm" svg:x="6.229cm" svg:y="8.469cm" svg:viewBox="0 0 616 588" svg:d="m412 312-10 2-8 1-12 1-11 1-63 9-52 9-36 11-26 13-13 10-9 12-3 14-1 16v11l3 12 8 12 10 10 12 6 13 7 16 3 19 1 19-1 18-3 18-7 20-6 14-8 14-10 11-11 13-14 6-15 9-19 7-23 7-25zm-155-161-176-12 14-35 27-30 27-29 36-23 36-18 47-12 50-9 60-2 59 2 49 9 42 13 35 19 27 24 19 25 10 27 3 30-1 13v15l-1 12-1 15-5 21-6 31-13 44-11 54-13 46-7 39-6 32v24 19l1 20 5 20 7 21h-170l-7-16-7-15-2-17v-15l-21 18-20 15-25 12-23 11-26 9-27 6-25 3-23 1-40-3-37-8-31-14-28-19-25-25-15-28-10-32-2-35 2-36 11-35 19-29 26-27 32-21 49-16 55-13 72-8 58-5 47-5 38-5 28-6 2-16 3-14 3-12 1-10-2-13-4-8-6-9-11-9-13-8-14-5-17-4-19-1-22 1-20 4-18 5-13 8-14 9-9 10-10 12-4 13z">
            <text:p/>
          </draw:path>
          <draw:polygon draw:style-name="gr7" draw:text-style-name="P1" draw:layer="layout" svg:width="1.06cm" svg:height="0.575cm" svg:x="7.274cm" svg:y="8.469cm" svg:viewBox="0 0 1061 576" draw:points="140,13 309,13 292,82 339,45 392,20 443,4 498,0 530,1 563,5 591,14 614,25 631,40 645,58 654,78 662,100 680,79 704,60 731,43 761,28 793,16 826,6 861,1 897,0 931,2 964,10 992,21 1017,38 1035,58 1050,79 1056,103 1060,131 1058,149 1054,173 1049,199 1043,232 953,575 780,575 862,232 868,204 875,183 878,168 881,160 880,148 877,139 869,129 865,121 855,116 842,110 827,108 814,108 781,111 751,123 721,142 695,168 675,194 658,228 641,269 629,321 566,575 389,575 473,235 479,208 483,187 485,171 486,160 485,148 483,139 478,129 470,123 461,118 447,111 435,109 421,108 405,109 392,111 376,118 361,123 345,131 332,141 317,151 305,165 294,179 283,194 275,212 268,232 260,244 254,263 247,287 239,317 176,575 0,575">
            <text:p/>
          </draw:polygon>
          <draw:path draw:style-name="gr7" draw:text-style-name="P1" draw:layer="layout" svg:width="0.774cm" svg:height="0.789cm" svg:x="8.707cm" svg:y="8.469cm" svg:viewBox="0 0 775 790" svg:d="m297 335 1 31 8 28 9 24 17 19 20 16 20 11 23 7 26 2 22-2 21-4 21-10 22-11 18-16 18-20 17-26 13-30 11-30 9-30 7-29 2-27-2-30-8-25-12-22-14-17-21-16-21-11-22-7-24-2-26 1-27 7-21 9-21 14-21 18-15 21-15 26-14 28-9 29-9 25-3 25v24zm-107-322h167l-11 59 25-19 24-14 26-14 25-7 22-8 27-6 25-3 25-1 48 3 46 12 37 19 36 27 26 35 20 41 12 49 4 57-7 72-20 67-35 61-45 56-49 39-55 27-58 17-61 5-61-5-53-17-45-29-36-39-72 292h-177z">
            <text:p/>
          </draw:path>
          <draw:polygon draw:style-name="gr7" draw:text-style-name="P1" draw:layer="layout" svg:width="0.366cm" svg:height="0.773cm" svg:x="9.892cm" svg:y="8.271cm" svg:viewBox="0 0 367 774" draw:points="0,773 191,0 366,0 176,773">
            <text:p/>
          </draw:polygon>
          <draw:path draw:style-name="gr7" draw:text-style-name="P1" draw:layer="layout" svg:width="0.628cm" svg:height="0.587cm" svg:x="10.619cm" svg:y="8.469cm" svg:viewBox="0 0 629 588" svg:d="m465 248v-4-4-4-2l-3-29-5-26-11-22-11-18-20-14-20-9-24-7-25-1-27 2-24 7-25 11-22 16-20 20-17 24-11 29-10 31zm427 94h-445v3 5 2 2l1 27 9 26 9 21 17 18 20 14 22 11 23 7 26 2 40-5 38-15 34-24 26-34 160 25-29 37-27 33-35 27-35 22-40 18-42 13-45 7-47 3-65-4-55-14-50-22-44-30-38-40-24-44-17-51-4-56 4-55 13-53 23-50 35-47 54-53 69-37 77-25 92-6 54 3 52 13 43 20 42 28 29 36 21 41 15 47 5 55-1 26-3 26-3 24-4 23z">
            <text:p/>
          </draw:path>
          <draw:polygon draw:style-name="gr7" draw:text-style-name="P1" draw:layer="layout" svg:width="0.975cm" svg:height="0.562cm" svg:x="11.693cm" svg:y="8.482cm" svg:viewBox="0 0 976 563" draw:points="648,562 481,562 449,204 246,562 81,562 0,0 158,0 204,378 408,0 568,0 595,378 796,0 975,0">
            <text:p/>
          </draw:polygon>
          <draw:path draw:style-name="gr7" draw:text-style-name="P1" draw:layer="layout" svg:width="0.615cm" svg:height="0.587cm" svg:x="13.003cm" svg:y="8.469cm" svg:viewBox="0 0 616 588" svg:d="m409 312-7 2-11 1-9 1-13 1-63 9-50 9-38 11-24 13-15 10-7 12-3 14-2 16v11l4 12 6 12 13 10 9 6 15 7 16 3 19 1 17-1 18-3 18-7 20-6 16-8 12-10 13-11 13-14 6-15 7-19 9-23 7-25zm-155-161-179-12 17-35 25-30 27-29 36-23 38-18 45-12 50-9 60-2 59 2 49 9 42 13 35 19 27 24 19 25 12 27 3 30-1 13v15l-1 12-1 15-5 21-9 31-9 44-14 54-11 46-9 39-4 32v24 19l1 20 3 20 9 21h-173l-6-16-5-15-2-17v-15l-21 18-21 15-23 12-25 11-28 9-24 6-25 3-23 1-41-3-36-8-33-14-27-19-23-25-18-28-8-32-2-35 2-36 9-35 19-29 26-27 34-21 47-16 57-13 70-8 58-5 47-5 38-5 28-6 4-16 4-14 2-12 1-10-2-13-4-8-8-9-9-9-15-8-12-5-17-4-19-1-22 1-20 4-18 5-15 8-11 9-12 10-8 12-4 13z">
            <text:p/>
          </draw:path>
          <draw:polygon draw:style-name="gr7" draw:text-style-name="P1" draw:layer="layout" svg:width="0.564cm" svg:height="0.575cm" svg:x="14.043cm" svg:y="8.469cm" svg:viewBox="0 0 565 576" draw:points="137,13 305,13 281,119 326,67 376,30 429,6 482,0 502,1 522,4 542,10 564,18 495,141 480,138 470,136 455,135 441,135 418,136 395,141 371,150 348,165 325,180 304,198 286,219 271,243 259,271 244,307 231,350 220,400 175,575 0,575">
            <text:p/>
          </draw:polygon>
          <draw:path draw:style-name="gr7" draw:text-style-name="P1" draw:layer="layout" svg:width="0.628cm" svg:height="0.587cm" svg:x="14.922cm" svg:y="8.469cm" svg:viewBox="0 0 629 588" svg:d="m464 248v-4-4-4-2l-3-29-4-26-12-22-10-18-20-14-20-9-25-7-24-1-27 2-26 7-23 11-22 16-20 20-17 24-12 29-9 31zm424 94h-442v3 5 2 2l1 27 8 26 10 21 17 18 20 14 22 11 23 7 26 2 40-5 38-15 32-24 28-34 157 25-26 37-29 33-33 27-37 22-39 18-42 13-46 7-46 3-64-4-57-14-49-22-43-30-38-40-24-44-17-51-4-56 4-55 13-53 23-50 35-47 53-53 68-37 78-25 93-6 54 3 52 13 43 20 41 28 30 36 21 41 15 47 5 55-1 26-3 26-3 24-7 23z">
            <text:p/>
          </draw:path>
        </draw:g>
      </draw:page>
      <draw:page draw:name="Step 5" draw:style-name="dp1" draw:master-page-name="Standard">
        <draw:frame draw:style-name="gr14" draw:layer="layout" svg:width="16.499cm" svg:height="8.579cm" svg:x="2.052cm" svg:y="18.135cm">
          <draw:text-box>
            <text:p text:style-name="P2"><text:span text:style-name="T3">Step 5:</text:span></text:p>
            <text:p text:style-name="P2">A simple drawing can be created as the background for the logo, for example, an ellipse. Place this object in the background by clicking in the menu bar <text:span text:style-name="T4">Modify</text:span> then <text:span text:style-name="T4">Arrange</text:span> and finally <text:span text:style-name="T4">Send to Back</text:span>.</text:p>
            <text:p text:style-name="P2"/>
            <text:p text:style-name="P2">That's it! Well done. Your own logo created with StarOffice!</text:p>
          </draw:text-box>
        </draw:frame>
        <draw:ellipse draw:style-name="gr4" draw:text-style-name="P1" draw:layer="layout" svg:width="12.156cm" svg:height="8.997cm" svg:x="4.305cm" svg:y="4.16cm">
          <text:p/>
        </draw:ellipse>
        <dr3d:scene draw:style-name="gr5" svg:width="8.538cm" svg:height="12.865cm" svg:x="6.119cm" svg:y="1.976cm" dr3d:transform="matrix (0.842937573426555 -0.108120662811221 0.527035264075389 -0.000104652852842228 0.979565755378373 0.201124140614143 -0.538011371955587 -0.169590250790721 0.825701465714582 -0.0000986364956127574cm 0.000416174786988085cm -0.00138072077876221cm)" dr3d:vrp="(0 0 6952.28571428571)" dr3d:projection="perspective" dr3d:distance="1.8cm" dr3d:focal-length="3cm" dr3d:shadow-slant="0" dr3d:shade-mode="gouraud" dr3d:ambient-color="#000000" dr3d:lighting-mode="false">
          <dr3d:light dr3d:diffuse-color="#ffffff" dr3d:direction="(0.65184942396986 0.503990911146882 0.56664405931016)" dr3d:enabled="true" dr3d:specular="true"/>
          <dr3d:light dr3d:diffuse-color="#c0c0c0" dr3d:direction="(-0.840313947408894 -0.422618261740625 0.339508872687322)" dr3d:enabled="true" dr3d:specular="false"/>
          <dr3d:light dr3d:diffuse-color="#ffffff" dr3d:direction="(-0.664143008286955 -0.743144825477288 -0.081546507649832)"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light dr3d:diffuse-color="#ffffff" dr3d:direction="(0 0 1)" dr3d:enabled="false" dr3d:specular="false"/>
          <dr3d:extrude draw:style-name="gr6" draw:layer="layout" dr3d:transform="matrix (1 0 0 0 1 0 0 0 1 0cm 0cm -1.75cm)" svg:viewBox="-3005 -4628 6011 9256" svg:d="m2132 4234 21-138 24-162 30-187 38-218 30-288 23-256 17-225 10-194 4-167-5-63-9-63-10-64-4-64-56-27-480 27-85 29-133 335-127 293-122 250-121 205-118 159-214 200-232 158-250 114-266 69-280 23-261-16-239-48-215-76-192-102-165-125-150-145-112-163-77-178-43-189-14-200 22-227 69-217 123-207 182-196 140-140 196-139 249-137 301-131 350-125 400-118 176-57 190-69 203-81 217-90 231-98 223-104 199-112 178-119 160-125 143-133 179-211 156-208 129-203 101-196 46-173 39-183 29-195 19-209 7-228-11-267-30-263-51-258-71-255-91-255-74-164-96-157-116-151-137-149-117-110-141-119-167-124-196-127-233-137-229-116-225-96-216-74-210-33-226-31-241-25-259-17-277-7-208 7-216 19-229 29-244 39-260 47-819 254-170 43-130 42-94 42-58 42-21 11-18 29-13 44-4 58v56 65 125 186 248 308 200 174 142 105 281h649l125-280 105-232 85-182 64-130 45-78 94-179 113-156 129-130 144-101 131-116 143-98 153-82 165-70 174-53 186-34 195-19 207-6 195 11 203 31 209 53 212 73 204 80 190 111 169 143 142 175 115 175 89 185 57 195 21 206-21 203-59 201-97 194-134 187-169 175-125 90-177 100-231 110-284 123-340 135-395 148-401 141-354 140-311 139-268 136-228 133-188 129-193 146-173 166-152 186-132 207-112 226-105 235-80 229-55 224-32 222-10 219 21 358 64 339 109 320 153 301 198 282 245 263 235 203 268 171 301 139 333 109 363 77 393 47 422 15 146-6 169-17 194-25 223-30 255-34 162-37 185-45 208-55 232-66 258-79z"/>
        </dr3d:scene>
        <draw:g>
          <draw:polygon draw:style-name="gr7" draw:text-style-name="P1" draw:layer="layout" svg:width="0.78cm" svg:height="0.798cm" svg:x="5.05cm" svg:y="8.258cm" svg:viewBox="0 0 781 799" draw:points="0,536 180,526 182,560 186,586 194,608 209,624 232,642 267,654 309,662 361,666 403,663 439,659 469,649 497,638 512,622 526,606 533,589 538,570 533,554 527,538 517,524 504,512 484,501 456,488 419,474 372,456 321,437 278,419 244,404 215,391 190,377 169,360 151,342 138,324 124,301 114,278 110,252 109,226 113,179 130,137 155,98 193,65 239,36 296,16 359,3 436,0 510,3 576,16 635,35 685,62 722,97 753,138 772,183 780,233 601,239 593,213 584,190 568,171 551,155 528,142 501,132 468,126 433,125 396,126 362,130 338,138 320,148 306,160 296,174 289,190 287,207 289,223 294,236 303,250 317,262 337,274 365,289 403,304 454,321 526,349 583,375 625,397 656,417 681,444 702,476 715,512 719,550 713,600 695,645 665,688 624,726 570,757 508,779 438,794 359,798 300,796 248,789 198,778 154,765 113,746 80,725 55,700 34,671 17,641 5,608 0,572">
            <text:p/>
          </draw:polygon>
          <draw:path draw:style-name="gr7" draw:text-style-name="P1" draw:layer="layout" svg:width="0.615cm" svg:height="0.587cm" svg:x="6.229cm" svg:y="8.469cm" svg:viewBox="0 0 616 588" svg:d="m412 312-10 2-8 1-12 1-11 1-63 9-52 9-36 11-26 13-13 10-9 12-3 14-1 16v11l3 12 8 12 10 10 12 6 13 7 16 3 19 1 19-1 18-3 18-7 20-6 14-8 14-10 11-11 13-14 6-15 9-19 7-23 7-25zm-155-161-176-12 14-35 27-30 27-29 36-23 36-18 47-12 50-9 60-2 59 2 49 9 42 13 35 19 27 24 19 25 10 27 3 30-1 13v15l-1 12-1 15-5 21-6 31-13 44-11 54-13 46-7 39-6 32v24 19l1 20 5 20 7 21h-170l-7-16-7-15-2-17v-15l-21 18-20 15-25 12-23 11-26 9-27 6-25 3-23 1-40-3-37-8-31-14-28-19-25-25-15-28-10-32-2-35 2-36 11-35 19-29 26-27 32-21 49-16 55-13 72-8 58-5 47-5 38-5 28-6 2-16 3-14 3-12 1-10-2-13-4-8-6-9-11-9-13-8-14-5-17-4-19-1-22 1-20 4-18 5-13 8-14 9-9 10-10 12-4 13z">
            <text:p/>
          </draw:path>
          <draw:polygon draw:style-name="gr7" draw:text-style-name="P1" draw:layer="layout" svg:width="1.06cm" svg:height="0.575cm" svg:x="7.274cm" svg:y="8.469cm" svg:viewBox="0 0 1061 576" draw:points="140,13 309,13 292,82 339,45 392,20 443,4 498,0 530,1 563,5 591,14 614,25 631,40 645,58 654,78 662,100 680,79 704,60 731,43 761,28 793,16 826,6 861,1 897,0 931,2 964,10 992,21 1017,38 1035,58 1050,79 1056,103 1060,131 1058,149 1054,173 1049,199 1043,232 953,575 780,575 862,232 868,204 875,183 878,168 881,160 880,148 877,139 869,129 865,121 855,116 842,110 827,108 814,108 781,111 751,123 721,142 695,168 675,194 658,228 641,269 629,321 566,575 389,575 473,235 479,208 483,187 485,171 486,160 485,148 483,139 478,129 470,123 461,118 447,111 435,109 421,108 405,109 392,111 376,118 361,123 345,131 332,141 317,151 305,165 294,179 283,194 275,212 268,232 260,244 254,263 247,287 239,317 176,575 0,575">
            <text:p/>
          </draw:polygon>
          <draw:path draw:style-name="gr7" draw:text-style-name="P1" draw:layer="layout" svg:width="0.774cm" svg:height="0.789cm" svg:x="8.707cm" svg:y="8.469cm" svg:viewBox="0 0 775 790" svg:d="m297 335 1 31 8 28 9 24 17 19 20 16 20 11 23 7 26 2 22-2 21-4 21-10 22-11 18-16 18-20 17-26 13-30 11-30 9-30 7-29 2-27-2-30-8-25-12-22-14-17-21-16-21-11-22-7-24-2-26 1-27 7-21 9-21 14-21 18-15 21-15 26-14 28-9 29-9 25-3 25v24zm-107-322h167l-11 59 25-19 24-14 26-14 25-7 22-8 27-6 25-3 25-1 48 3 46 12 37 19 36 27 26 35 20 41 12 49 4 57-7 72-20 67-35 61-45 56-49 39-55 27-58 17-61 5-61-5-53-17-45-29-36-39-72 292h-177z">
            <text:p/>
          </draw:path>
          <draw:polygon draw:style-name="gr7" draw:text-style-name="P1" draw:layer="layout" svg:width="0.366cm" svg:height="0.773cm" svg:x="9.892cm" svg:y="8.271cm" svg:viewBox="0 0 367 774" draw:points="0,773 191,0 366,0 176,773">
            <text:p/>
          </draw:polygon>
          <draw:path draw:style-name="gr7" draw:text-style-name="P1" draw:layer="layout" svg:width="0.628cm" svg:height="0.587cm" svg:x="10.619cm" svg:y="8.469cm" svg:viewBox="0 0 629 588" svg:d="m465 248v-4-4-4-2l-3-29-5-26-11-22-11-18-20-14-20-9-24-7-25-1-27 2-24 7-25 11-22 16-20 20-17 24-11 29-10 31zm427 94h-445v3 5 2 2l1 27 9 26 9 21 17 18 20 14 22 11 23 7 26 2 40-5 38-15 34-24 26-34 160 25-29 37-27 33-35 27-35 22-40 18-42 13-45 7-47 3-65-4-55-14-50-22-44-30-38-40-24-44-17-51-4-56 4-55 13-53 23-50 35-47 54-53 69-37 77-25 92-6 54 3 52 13 43 20 42 28 29 36 21 41 15 47 5 55-1 26-3 26-3 24-4 23z">
            <text:p/>
          </draw:path>
          <draw:polygon draw:style-name="gr7" draw:text-style-name="P1" draw:layer="layout" svg:width="0.975cm" svg:height="0.562cm" svg:x="11.693cm" svg:y="8.482cm" svg:viewBox="0 0 976 563" draw:points="648,562 481,562 449,204 246,562 81,562 0,0 158,0 204,378 408,0 568,0 595,378 796,0 975,0">
            <text:p/>
          </draw:polygon>
          <draw:path draw:style-name="gr7" draw:text-style-name="P1" draw:layer="layout" svg:width="0.615cm" svg:height="0.587cm" svg:x="13.003cm" svg:y="8.469cm" svg:viewBox="0 0 616 588" svg:d="m409 312-7 2-11 1-9 1-13 1-63 9-50 9-38 11-24 13-15 10-7 12-3 14-2 16v11l4 12 6 12 13 10 9 6 15 7 16 3 19 1 17-1 18-3 18-7 20-6 16-8 12-10 13-11 13-14 6-15 7-19 9-23 7-25zm-155-161-179-12 17-35 25-30 27-29 36-23 38-18 45-12 50-9 60-2 59 2 49 9 42 13 35 19 27 24 19 25 12 27 3 30-1 13v15l-1 12-1 15-5 21-9 31-9 44-14 54-11 46-9 39-4 32v24 19l1 20 3 20 9 21h-173l-6-16-5-15-2-17v-15l-21 18-21 15-23 12-25 11-28 9-24 6-25 3-23 1-41-3-36-8-33-14-27-19-23-25-18-28-8-32-2-35 2-36 9-35 19-29 26-27 34-21 47-16 57-13 70-8 58-5 47-5 38-5 28-6 4-16 4-14 2-12 1-10-2-13-4-8-8-9-9-9-15-8-12-5-17-4-19-1-22 1-20 4-18 5-15 8-11 9-12 10-8 12-4 13z">
            <text:p/>
          </draw:path>
          <draw:polygon draw:style-name="gr7" draw:text-style-name="P1" draw:layer="layout" svg:width="0.564cm" svg:height="0.575cm" svg:x="14.043cm" svg:y="8.469cm" svg:viewBox="0 0 565 576" draw:points="137,13 305,13 281,119 326,67 376,30 429,6 482,0 502,1 522,4 542,10 564,18 495,141 480,138 470,136 455,135 441,135 418,136 395,141 371,150 348,165 325,180 304,198 286,219 271,243 259,271 244,307 231,350 220,400 175,575 0,575">
            <text:p/>
          </draw:polygon>
          <draw:path draw:style-name="gr7" draw:text-style-name="P1" draw:layer="layout" svg:width="0.628cm" svg:height="0.587cm" svg:x="14.922cm" svg:y="8.469cm" svg:viewBox="0 0 629 588" svg:d="m464 248v-4-4-4-2l-3-29-4-26-12-22-10-18-20-14-20-9-25-7-24-1-27 2-26 7-23 11-22 16-20 20-17 24-12 29-9 31zm424 94h-442v3 5 2 2l1 27 8 26 10 21 17 18 20 14 22 11 23 7 26 2 40-5 38-15 32-24 28-34 157 25-26 37-29 33-33 27-37 22-39 18-42 13-46 7-46 3-64-4-57-14-49-22-43-30-38-40-24-44-17-51-4-56 4-55 13-53 23-50 35-47 53-53 68-37 78-25 93-6 54 3 52 13 43 20 41 28 30 36 21 41 15 47 5 55-1 26-3 26-3 24-7 23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0%" draw:end-intensity="0%" draw:angle="0" draw:border="0%"/>
    <draw:gradient draw:name="Radial_20_rot_2f_gelb" draw:display-name="Radial rot/gelb" draw:style="radial" draw:cx="50%" draw:cy="50%" draw:start-color="#ff3333" draw:end-color="#e6ff00" draw:start-intensity="100%" draw:end-intensity="100%" draw:border="0%"/>
    <draw:hatch draw:name="Hatch_20_1" draw:display-name="Hatch 1" draw:style="single" draw:color="#000000" draw:distance="0.02cm" draw:rotation="0"/>
    <draw:hatch draw:name="Schwarz_20_-45_20_Grad" draw:display-name="Schwarz -45 Grad" draw:style="single" draw:color="#000000" draw:distance="0.1cm" draw:rotation="3150"/>
    <draw:fill-image draw:name="Bitmape_20_1" draw:display-name="Bitmape 1" xlink:href="Pictures/10000000000000400000004077CDC8F9.png" xlink:type="simple" xlink:show="embed" xlink:actuate="onLoad"/>
    <draw:marker draw:name="Pfeil" svg:viewBox="0 0 20 30" svg:d="m10 0-10 30h20"/>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en" fo:country="US" style:font-family-asian="'Arial Unicode MS'" style:font-family-generic-asian="system" style:font-pitch-asian="variable" style:font-size-asian="24pt" style:language-asian="hu" style:country-asian="HU" style:font-family-complex="Tahoma" style:font-family-generic-complex="system" style:font-pitch-complex="variable" style:font-size-complex="24pt" style:language-complex="hu" style:country-complex="HU"/>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Pfeil" draw:marker-start-width="0.7cm" draw:marker-start-center="true" draw:marker-end-width="0.3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Pfeil" draw:marker-start-width="0.2cm" draw:marker-end="Pfeil" draw:marker-end-width="0.2cm" draw:fill="non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text-properties fo:font-size="12pt"/>
    </style:style>
  </office:styles>
  <office:automatic-styles>
    <style:page-layout style:name="PM0">
      <style:page-layout-properties fo:margin-top="0.635cm" fo:margin-bottom="0.515cm" fo:margin-left="0.55cm" fo:margin-right="0.655cm" fo:page-width="21cm" fo:page-height="29.7cm" style:print-orientation="portrait"/>
    </style:page-layout>
    <style:style style:name="dp1" style:family="drawing-page">
      <style:drawing-page-properties draw:background-size="border" draw:fill="none"/>
    </style:style>
    <style:style style:name="gr1" style:family="graphic" style:parent-style-name="standard">
      <style:graphic-properties draw:fill-color="#e6e6e6" draw:fill-image-width="1cm" draw:fill-image-height="1cm"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color="#e6e6ff"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text:enable-numbering="false" fo:text-indent="0cm"/>
    </style:style>
    <style:style style:name="P3" style:family="paragraph">
      <style:paragraph-properties fo:text-align="center"/>
      <style:text-properties fo:font-size="14pt"/>
    </style:style>
    <style:style style:name="T1" style:family="text">
      <style:text-properties fo:font-size="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draw:rect draw:style-name="gr1" draw:text-style-name="P1" draw:layer="backgroundobjects" svg:width="19.795cm" svg:height="28.55cm" svg:x="0.551cm" svg:y="0.635cm">
        <text:p/>
      </draw:rect>
      <draw:rect draw:style-name="gr2" draw:text-style-name="P1" draw:layer="backgroundobjects" svg:width="18.052cm" svg:height="14.745cm" svg:x="1.378cm" svg:y="1.324cm">
        <text:p/>
      </draw:rect>
      <draw:rect draw:style-name="gr2" draw:text-style-name="P1" draw:layer="backgroundobjects" svg:width="18.052cm" svg:height="11cm" svg:x="1.378cm" svg:y="17.135cm">
        <text:p/>
      </draw:rect>
      <draw:rect draw:style-name="gr2" draw:text-style-name="P1" draw:layer="backgroundobjects" svg:width="18.052cm" svg:height="11cm" svg:x="1.378cm" svg:y="17.135cm">
        <text:p/>
      </draw:rect>
      <draw:rect draw:style-name="gr3" draw:text-style-name="P3" draw:layer="backgroundobjects" svg:width="3.252cm" svg:height="0.662cm" svg:x="2.05cm" svg:y="1.135cm">
        <text:p text:style-name="P2"><text:span text:style-name="T1">Work Area</text:span></text:p>
      </draw:rect>
      <draw:rect draw:style-name="gr3" draw:text-style-name="P3" draw:layer="backgroundobjects" svg:width="3.496cm" svg:height="0.718cm" svg:x="2.05cm" svg:y="16.944cm">
        <text:p text:style-name="P2"><text:span text:style-name="T1">Directions</text:span></text:p>
      </draw:rec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dc:title>'Logo'  Workshop</dc:title>
    <dc:description>This document contains a short step-by-step course explaining how you can create your own 3-D logo.</dc:description>
    <meta:initial-creator>Tom Verbeek</meta:initial-creator>
    <meta:creation-date>1998-04-02T11:30:55</meta:creation-date>
    <dc:creator>Ilko Höpping</dc:creator>
    <dc:date>2000-04-12T14:57:43</dc:date>
    <dc:language>en-US</dc:language>
    <meta:editing-cycles>18</meta:editing-cycles>
    <meta:editing-duration>PT37M21S</meta:editing-duration>
    <meta:user-defined meta:name="Info 0"/>
    <meta:user-defined meta:name="Info 1"/>
    <meta:user-defined meta:name="Info 2"/>
    <meta:user-defined meta:name="Info 3"/>
    <meta:document-statistic meta:object-count="61"/>
  </office:meta>
</office:document-meta>
</file>